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/>
  </office:font-face-decls>
  <office:automatic-styles>
    <style:style style:name="P1" style:family="paragraph">
      <loext:graphic-properties draw:fill="none" draw:fill-color="#729fcf"/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S P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mm" svg:stroke-color="#32cd32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fo:wrap-option="wrap" draw:shadow="hidden" draw:shadow-offset-x="1.99mm" draw:shadow-offset-y="1.99mm" draw:shadow-color="#808080" style:run-through="foreground"/>
    </style:style>
    <style:style style:name="gr3" style:family="graphic">
      <style:graphic-properties draw:stroke="solid" svg:stroke-width="0mm" svg:stroke-color="#0000ff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fo:wrap-option="wrap" draw:shadow="hidden" draw:shadow-offset-x="1.99mm" draw:shadow-offset-y="1.99mm" draw:shadow-color="#808080" style:run-through="foreground"/>
    </style:style>
    <style:style style:name="gr4" style:family="graphic">
      <style:graphic-properties draw:stroke="solid" svg:stroke-width="0mm" svg:stroke-color="#ff0000" draw:marker-start="" draw:marker-start-width="1.99mm" draw:marker-start-center="false" draw:marker-end="Arrowheads_20_1" draw:marker-end-width="3mm" draw:marker-end-center="false" draw:fill="none" draw:fill-color="#729fcf" draw:textarea-horizontal-align="justify" draw:textarea-vertical-align="middle" fo:padding-top="1.25mm" fo:padding-bottom="1.25mm" fo:padding-left="2.5mm" fo:padding-right="2.5mm" fo:wrap-option="wrap" draw:shadow="hidden" draw:shadow-offset-x="1.99mm" draw:shadow-offset-y="1.99m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ummy</text:p>
      <text:p text:style-name="Standard">Dummy</text:p>
      <text:p text:style-name="Standard">Dummy</text:p>
      <text:p text:style-name="Standard">Dummy</text:p>
      <text:p text:style-name="Standard"><draw:g text:anchor-type="paragraph" draw:z-index="0" draw:name="Group object 1" draw:style-name="gr1"><draw:polyline draw:style-name="gr2" draw:text-style-name="P1" xml:id="id2" draw:id="id2" svg:width="29.99mm" svg:height="29.99mm" draw:transform="rotate (-0.785398163397448) translate (71.2209276787412mm 12.9353291030129mm)" svg:viewBox="0 0 3000 3000" draw:points="0,3000 3000,3000 3000,0">
      <text:p/>
     </draw:polyline><draw:line draw:style-name="gr3" draw:text-style-name="P1" xml:id="id1" draw:id="id1" svg:x1="64.16mm" svg:y1="20mm" svg:x2="106.59mm" svg:y2="20mm">
      <text:p/>
     </draw:line><draw:connector draw:style-name="gr4" draw:text-style-name="P1" draw:type="line" svg:x1="85.35mm" svg:y1="20mm" svg:x2="71.21mm" svg:y2="55.37mm" draw:start-shape="id1" draw:start-glue-point="0" draw:end-shape="id2" draw:end-glue-point="2" svg:d="M8535 2000l-1414 3537" svg:viewBox="0 0 1416 3538">
      <text:p/>
     </draw:connector>
    </draw:g>Dummy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/>
  </office:font-face-decls>
  <office:styles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ial Unicode MS" style:font-size-asian="10.5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de" fo:country="DE" style:letter-kerning="true" style:font-name-asian="Arial Unicode MS" style:font-size-asian="10.5pt" style:language-asian="ja" style:country-asian="JP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egina Henschel</meta:initial-creator>
    <meta:creation-date>2021-07-11T13:48:38.186000000</meta:creation-date>
    <dc:date>2021-07-11T14:07:35.104000000</dc:date>
    <meta:editing-duration>PT14M31S</meta:editing-duration>
    <meta:editing-cycles>3</meta:editing-cycles>
    <meta:generator>Daily9July/7.3.0.0.alpha0$Windows_X86_64 LibreOffice_project/7a58221f800e215934cbcb2d3907c35b44981611</meta:generator>
    <dc:creator>Regina Henschel</dc:creator>
    <meta:document-statistic meta:table-count="0" meta:image-count="0" meta:object-count="0" meta:page-count="1" meta:paragraph-count="5" meta:word-count="5" meta:character-count="25" meta:non-whitespace-character-count="25"/>
  </office:meta>
</office:document-meta>
</file>